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" table:number-columns-repeated="99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994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 table:number-columns-repeated="992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 office:value-type="string">
            <text:p>Plan2</text:p>
          </table:table-cell>
          <table:table-cell table:number-columns-repeated="995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 office:value-type="string">
            <text:p>Plan1</text:p>
          </table:table-cell>
          <table:table-cell table:number-columns-repeated="995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office:value-type="string">
            <text:p>Lampions</text:p>
          </table:table-cell>
          <table:table-cell table:number-columns-repeated="995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Lune</text:p>
          </table:table-cell>
          <table:table-cell table:number-columns-repeated="995"/>
        </table:table-row>
        <table:table-row table:style-name="ro3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 table:number-columns-repeated="993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/>
          <table:table-cell office:value-type="string">
            <text:p>Plan3</text:p>
          </table:table-cell>
          <table:table-cell table:number-columns-repeated="994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/>
          <table:table-cell office:value-type="string">
            <text:p>Plan2</text:p>
          </table:table-cell>
          <table:table-cell table:number-columns-repeated="994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/>
          <table:table-cell office:value-type="string">
            <text:p>Plan1</text:p>
          </table:table-cell>
          <table:table-cell table:number-columns-repeated="994"/>
        </table:table-row>
        <table:table-row table:style-name="ro3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/>
          <table:table-cell office:value-type="string">
            <text:p>TrucRemorque</text:p>
          </table:table-cell>
          <table:table-cell table:number-columns-repeated="994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992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992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992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992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office:value-type="string">
            <text:p>Bulle3</text:p>
          </table:table-cell>
          <table:table-cell table:number-columns-repeated="995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office:value-type="string">
            <text:p>Bulle3Content</text:p>
          </table:table-cell>
          <table:table-cell table:number-columns-repeated="995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office:value-type="string">
            <text:p>Bulle4</text:p>
          </table:table-cell>
          <table:table-cell table:number-columns-repeated="995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office:value-type="string">
            <text:p>Bulle4Content</text:p>
          </table:table-cell>
          <table:table-cell table:number-columns-repeated="995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office:value-type="string">
            <text:p>Bulle5</text:p>
          </table:table-cell>
          <table:table-cell table:number-columns-repeated="995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office:value-type="string">
            <text:p>Bulle5Content</text:p>
          </table:table-cell>
          <table:table-cell table:number-columns-repeated="995"/>
        </table:table-row>
        <table:table-row table:style-name="ro3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/>
          <table:table-cell office:value-type="string">
            <text:p>TruckCabine</text:p>
          </table:table-cell>
          <table:table-cell table:number-columns-repeated="994"/>
        </table:table-row>
        <table:table-row table:style-name="ro3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/>
          <table:table-cell office:value-type="string">
            <text:p>TrucFeux</text:p>
          </table:table-cell>
          <table:table-cell table:number-columns-repeated="994"/>
        </table:table-row>
        <table:table-row table:style-name="ro3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3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3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3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3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/>
          <table:table-cell office:value-type="string">
            <text:p>HAABJambeJardin</text:p>
          </table:table-cell>
          <table:table-cell table:number-columns-repeated="994"/>
        </table:table-row>
        <table:table-row table:style-name="ro3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/>
          <table:table-cell office:value-type="string">
            <text:p>HAABJambeCour</text:p>
          </table:table-cell>
          <table:table-cell table:number-columns-repeated="994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3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993"/>
        </table:table-row>
        <table:table-row table:style-name="ro3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1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 style:data-style-name="N2" text:time-value="0000-00-00T13:33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1T14:28:43</dc:date>
    <meta:editing-duration>PT23H24M24S</meta:editing-duration>
    <meta:editing-cycles>178</meta:editing-cycles>
    <meta:generator>LibreOffice/4.0.4.2$Linux_x86 LibreOffice_project/400m0$Build-2</meta:generator>
    <meta:document-statistic meta:table-count="1" meta:cell-count="257" meta:object-count="0"/>
  </office:meta>
</office:document-meta>
</file>